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2.797" calcext:value-type="float">
            <text:p>32,79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5.37" calcext:value-type="float">
            <text:p>35,37</text:p>
          </table:table-cell>
          <table:table-cell office:value-type="float" office:value="37.621" calcext:value-type="float">
            <text:p>37,621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299" calcext:value-type="float">
            <text:p>37,299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2:.Y2])" office:value-type="float" office:value="36.5486666666667" calcext:value-type="float">
            <text:p>36,5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2.797" calcext:value-type="float">
            <text:p>32,79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5.37" calcext:value-type="float">
            <text:p>35,37</text:p>
          </table:table-cell>
          <table:table-cell office:value-type="float" office:value="37.621" calcext:value-type="float">
            <text:p>37,621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3:.Y3])" office:value-type="float" office:value="36.4013333333333" calcext:value-type="float">
            <text:p>36,4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2.797" calcext:value-type="float">
            <text:p>32,79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299" calcext:value-type="float">
            <text:p>37,299</text:p>
          </table:table-cell>
          <table:table-cell table:number-columns-repeated="3" office:value-type="float" office:value="38.585" calcext:value-type="float">
            <text:p>38,58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4:.Y4])" office:value-type="float" office:value="36.3477083333333" calcext:value-type="float">
            <text:p>36,34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2.797" calcext:value-type="float">
            <text:p>32,79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299" calcext:value-type="float">
            <text:p>37,299</text:p>
          </table:table-cell>
          <table:table-cell table:number-columns-repeated="3" office:value-type="float" office:value="38.585" calcext:value-type="float">
            <text:p>38,58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5:.Y5])" office:value-type="float" office:value="36.3477083333333" calcext:value-type="float">
            <text:p>36,34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2.797" calcext:value-type="float">
            <text:p>32,797</text:p>
          </table:table-cell>
          <table:table-cell office:value-type="float" office:value="31.833" calcext:value-type="float">
            <text:p>31,833</text:p>
          </table:table-cell>
          <table:table-cell office:value-type="float" office:value="34.727" calcext:value-type="float">
            <text:p>34,72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621" calcext:value-type="float">
            <text:p>37,621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727" calcext:value-type="float">
            <text:p>34,72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6:.Y6])" office:value-type="float" office:value="36.3745416666667" calcext:value-type="float">
            <text:p>36,3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19" calcext:value-type="float">
            <text:p>31,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621" calcext:value-type="float">
            <text:p>37,62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7:.Y7])" office:value-type="float" office:value="36.4415833333333" calcext:value-type="float">
            <text:p>36,4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19" calcext:value-type="float">
            <text:p>31,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621" calcext:value-type="float">
            <text:p>37,62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8:.Y8])" office:value-type="float" office:value="36.441625" calcext:value-type="float">
            <text:p>36,4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19" calcext:value-type="float">
            <text:p>31,19</text:p>
          </table:table-cell>
          <table:table-cell office:value-type="float" office:value="34.084" calcext:value-type="float">
            <text:p>34,08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334" calcext:value-type="float">
            <text:p>36,334</text:p>
          </table:table-cell>
          <table:table-cell office:value-type="float" office:value="39.228" calcext:value-type="float">
            <text:p>39,228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942" calcext:value-type="float">
            <text:p>37,942</text:p>
          </table:table-cell>
          <table:table-cell office:value-type="float" office:value="37.621" calcext:value-type="float">
            <text:p>37,62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9:.Y9])" office:value-type="float" office:value="36.468375" calcext:value-type="float">
            <text:p>36,4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19" calcext:value-type="float">
            <text:p>31,19</text:p>
          </table:table-cell>
          <table:table-cell office:value-type="float" office:value="34.727" calcext:value-type="float">
            <text:p>34,72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334" calcext:value-type="float">
            <text:p>36,334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0:.Y10])" office:value-type="float" office:value="36.5219166666667" calcext:value-type="float">
            <text:p>36,5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19" calcext:value-type="float">
            <text:p>31,19</text:p>
          </table:table-cell>
          <table:table-cell office:value-type="float" office:value="35.37" calcext:value-type="float">
            <text:p>35,37</text:p>
          </table:table-cell>
          <table:table-cell office:value-type="float" office:value="37.942" calcext:value-type="float">
            <text:p>37,942</text:p>
          </table:table-cell>
          <table:table-cell office:value-type="float" office:value="36.334" calcext:value-type="float">
            <text:p>36,334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1:.Y11])" office:value-type="float" office:value="36.5755" calcext:value-type="float">
            <text:p>36,5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2.154" calcext:value-type="float">
            <text:p>32,154</text:p>
          </table:table-cell>
          <table:table-cell office:value-type="float" office:value="30.868" calcext:value-type="float">
            <text:p>30,868</text:p>
          </table:table-cell>
          <table:table-cell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40.514" calcext:value-type="float">
            <text:p>40,514</text:p>
          </table:table-cell>
          <table:table-cell table:number-columns-repeated="2" office:value-type="float" office:value="39.871" calcext:value-type="float">
            <text:p>39,87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2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2:.Y12])" office:value-type="float" office:value="36.763" calcext:value-type="float">
            <text:p>36,7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2.154" calcext:value-type="float">
            <text:p>32,154</text:p>
          </table:table-cell>
          <table:table-cell office:value-type="float" office:value="30.868" calcext:value-type="float">
            <text:p>30,868</text:p>
          </table:table-cell>
          <table:table-cell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9.55" calcext:value-type="float">
            <text:p>39,55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40.514" calcext:value-type="float">
            <text:p>40,514</text:p>
          </table:table-cell>
          <table:table-cell table:number-columns-repeated="2" office:value-type="float" office:value="39.871" calcext:value-type="float">
            <text:p>39,871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3:.Y13])" office:value-type="float" office:value="36.73625" calcext:value-type="float">
            <text:p>36,7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1.833" calcext:value-type="float">
            <text:p>31,833</text:p>
          </table:table-cell>
          <table:table-cell office:value-type="float" office:value="31.19" calcext:value-type="float">
            <text:p>31,19</text:p>
          </table:table-cell>
          <table:table-cell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193" calcext:value-type="float">
            <text:p>40,193</text:p>
          </table:table-cell>
          <table:table-cell table:number-columns-repeated="2" office:value-type="float" office:value="39.228" calcext:value-type="float">
            <text:p>39,22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4:.Y14])" office:value-type="float" office:value="36.6559583333333" calcext:value-type="float">
            <text:p>36,6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511" calcext:value-type="float">
            <text:p>31,511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193" calcext:value-type="float">
            <text:p>40,193</text:p>
          </table:table-cell>
          <table:table-cell table:number-columns-repeated="2" office:value-type="float" office:value="39.228" calcext:value-type="float">
            <text:p>39,22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5:.Y15])" office:value-type="float" office:value="36.722875" calcext:value-type="float">
            <text:p>36,72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32.154" calcext:value-type="float">
            <text:p>32,154</text:p>
          </table:table-cell>
          <table:table-cell office:value-type="float" office:value="31.833" calcext:value-type="float">
            <text:p>31,833</text:p>
          </table:table-cell>
          <table:table-cell office:value-type="float" office:value="35.691" calcext:value-type="float">
            <text:p>35,69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871" calcext:value-type="float">
            <text:p>39,871</text:p>
          </table:table-cell>
          <table:table-cell office:value-type="float" office:value="39.55" calcext:value-type="float">
            <text:p>39,55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228" calcext:value-type="float">
            <text:p>39,22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6:.Y16])" office:value-type="float" office:value="36.6827083333333" calcext:value-type="float">
            <text:p>36,68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2.476" calcext:value-type="float">
            <text:p>32,476</text:p>
          </table:table-cell>
          <table:table-cell office:value-type="float" office:value="31.833" calcext:value-type="float">
            <text:p>31,833</text:p>
          </table:table-cell>
          <table:table-cell office:value-type="float" office:value="35.691" calcext:value-type="float">
            <text:p>35,691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7:.Y17])" office:value-type="float" office:value="36.7765" calcext:value-type="float">
            <text:p>36,7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2.476" calcext:value-type="float">
            <text:p>32,476</text:p>
          </table:table-cell>
          <table:table-cell office:value-type="float" office:value="31.833" calcext:value-type="float">
            <text:p>31,833</text:p>
          </table:table-cell>
          <table:table-cell office:value-type="float" office:value="36.013" calcext:value-type="float">
            <text:p>36,013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8:.Y18])" office:value-type="float" office:value="36.669375" calcext:value-type="float">
            <text:p>36,6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154" calcext:value-type="float">
            <text:p>32,154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9.55" calcext:value-type="float">
            <text:p>39,55</text:p>
          </table:table-cell>
          <table:table-cell office:value-type="float" office:value="36.977" calcext:value-type="float">
            <text:p>36,97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19:.Y19])" office:value-type="float" office:value="36.6559166666667" calcext:value-type="float">
            <text:p>36,6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2.797" calcext:value-type="float">
            <text:p>32,79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6.334" calcext:value-type="float">
            <text:p>36,33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20:.Y20])" office:value-type="float" office:value="36.7764583333333" calcext:value-type="float">
            <text:p>36,7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2.476" calcext:value-type="float">
            <text:p>32,476</text:p>
          </table:table-cell>
          <table:table-cell office:value-type="float" office:value="32.797" calcext:value-type="float">
            <text:p>32,79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193" calcext:value-type="float">
            <text:p>40,193</text:p>
          </table:table-cell>
          <table:table-cell table:number-columns-repeated="2" office:value-type="float" office:value="38.585" calcext:value-type="float">
            <text:p>38,585</text:p>
          </table:table-cell>
          <table:table-cell table:number-columns-repeated="2" office:value-type="float" office:value="39.871" calcext:value-type="float">
            <text:p>39,871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2" office:value-type="float" office:value="35.37" calcext:value-type="float">
            <text:p>35,37</text:p>
          </table:table-cell>
          <table:table-cell table:number-columns-repeated="3"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style-name="ce15" table:formula="of:=AVERAGE([.B21:.Y21])" office:value-type="float" office:value="36.856875" calcext:value-type="float">
            <text:p>36,8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number-columns-repeated="2" office:value-type="float" office:value="32.797" calcext:value-type="float">
            <text:p>32,797</text:p>
          </table:table-cell>
          <table:table-cell office:value-type="float" office:value="36.656" calcext:value-type="float">
            <text:p>36,656</text:p>
          </table:table-cell>
          <table:table-cell office:value-type="float" office:value="39.55" calcext:value-type="float">
            <text:p>39,55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836" calcext:value-type="float">
            <text:p>40,836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table:style-name="ce15" table:formula="of:=AVERAGE([.B22:.Y22])" office:value-type="float" office:value="36.803375" calcext:value-type="float">
            <text:p>36,8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2.797" calcext:value-type="float">
            <text:p>32,797</text:p>
          </table:table-cell>
          <table:table-cell office:value-type="float" office:value="33.441" calcext:value-type="float">
            <text:p>33,441</text:p>
          </table:table-cell>
          <table:table-cell office:value-type="float" office:value="37.299" calcext:value-type="float">
            <text:p>37,299</text:p>
          </table:table-cell>
          <table:table-cell office:value-type="float" office:value="39.55" calcext:value-type="float">
            <text:p>39,55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836" calcext:value-type="float">
            <text:p>40,836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3:.Y23])" office:value-type="float" office:value="36.9105833333333" calcext:value-type="float">
            <text:p>36,9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2.476" calcext:value-type="float">
            <text:p>32,476</text:p>
          </table:table-cell>
          <table:table-cell office:value-type="float" office:value="33.441" calcext:value-type="float">
            <text:p>33,441</text:p>
          </table:table-cell>
          <table:table-cell office:value-type="float" office:value="37.942" calcext:value-type="float">
            <text:p>37,942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836" calcext:value-type="float">
            <text:p>40,836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4:.Y24])" office:value-type="float" office:value="36.924" calcext:value-type="float">
            <text:p>36,92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2.154" calcext:value-type="float">
            <text:p>32,154</text:p>
          </table:table-cell>
          <table:table-cell office:value-type="float" office:value="34.084" calcext:value-type="float">
            <text:p>34,084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836" calcext:value-type="float">
            <text:p>40,836</text:p>
          </table:table-cell>
          <table:table-cell office:value-type="float" office:value="40.193" calcext:value-type="float">
            <text:p>40,193</text:p>
          </table:table-cell>
          <table:table-cell office:value-type="float" office:value="41.158" calcext:value-type="float">
            <text:p>41,158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193" calcext:value-type="float">
            <text:p>40,193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5:.Y25])" office:value-type="float" office:value="37.1115416666667" calcext:value-type="float">
            <text:p>37,1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2.154" calcext:value-type="float">
            <text:p>32,154</text:p>
          </table:table-cell>
          <table:table-cell office:value-type="float" office:value="34.084" calcext:value-type="float">
            <text:p>34,084</text:p>
          </table:table-cell>
          <table:table-cell office:value-type="float" office:value="39.55" calcext:value-type="float">
            <text:p>39,55</text:p>
          </table:table-cell>
          <table:table-cell office:value-type="float" office:value="40.514" calcext:value-type="float">
            <text:p>40,514</text:p>
          </table:table-cell>
          <table:table-cell office:value-type="float" office:value="39.55" calcext:value-type="float">
            <text:p>39,55</text:p>
          </table:table-cell>
          <table:table-cell office:value-type="float" office:value="40.514" calcext:value-type="float">
            <text:p>40,514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228" calcext:value-type="float">
            <text:p>39,228</text:p>
          </table:table-cell>
          <table:table-cell table:number-columns-repeated="2" office:value-type="float" office:value="39.55" calcext:value-type="float">
            <text:p>39,55</text:p>
          </table:table-cell>
          <table:table-cell table:number-columns-repeated="2" office:value-type="float" office:value="38.907" calcext:value-type="float">
            <text:p>38,90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727" calcext:value-type="float">
            <text:p>34,727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6:.Y26])" office:value-type="float" office:value="36.9775416666667" calcext:value-type="float">
            <text:p>36,9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3.119" calcext:value-type="float">
            <text:p>33,119</text:p>
          </table:table-cell>
          <table:table-cell office:value-type="float" office:value="34.727" calcext:value-type="float">
            <text:p>34,727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836" calcext:value-type="float">
            <text:p>40,836</text:p>
          </table:table-cell>
          <table:table-cell office:value-type="float" office:value="39.871" calcext:value-type="float">
            <text:p>39,871</text:p>
          </table:table-cell>
          <table:table-cell office:value-type="float" office:value="40.514" calcext:value-type="float">
            <text:p>40,514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228" calcext:value-type="float">
            <text:p>39,228</text:p>
          </table:table-cell>
          <table:table-cell office:value-type="float" office:value="39.55" calcext:value-type="float">
            <text:p>39,55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38.264" calcext:value-type="float">
            <text:p>38,264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7:.Y27])" office:value-type="float" office:value="36.9239583333333" calcext:value-type="float">
            <text:p>36,92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2.476" calcext:value-type="float">
            <text:p>32,476</text:p>
          </table:table-cell>
          <table:table-cell office:value-type="float" office:value="33.441" calcext:value-type="float">
            <text:p>33,441</text:p>
          </table:table-cell>
          <table:table-cell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7.621" calcext:value-type="float">
            <text:p>37,62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5"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28:.Y28])" office:value-type="float" office:value="36.455125" calcext:value-type="float">
            <text:p>36,4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2.476" calcext:value-type="float">
            <text:p>32,476</text:p>
          </table:table-cell>
          <table:table-cell office:value-type="float" office:value="35.048" calcext:value-type="float">
            <text:p>35,048</text:p>
          </table:table-cell>
          <table:table-cell office:value-type="float" office:value="38.907" calcext:value-type="float">
            <text:p>38,907</text:p>
          </table:table-cell>
          <table:table-cell office:value-type="float" office:value="40.193" calcext:value-type="float">
            <text:p>40,193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7.621" calcext:value-type="float">
            <text:p>37,62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3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37" calcext:value-type="float">
            <text:p>35,37</text:p>
          </table:table-cell>
          <table:table-cell table:style-name="ce15" table:formula="of:=AVERAGE([.B29:.Y29])" office:value-type="float" office:value="36.3613333333333" calcext:value-type="float">
            <text:p>36,3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3.441" calcext:value-type="float">
            <text:p>33,44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228" calcext:value-type="float">
            <text:p>39,228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3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0:.Y30])" office:value-type="float" office:value="36.4015" calcext:value-type="float">
            <text:p>36,4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3.441" calcext:value-type="float">
            <text:p>33,44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3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1:.Y31])" office:value-type="float" office:value="36.3345416666667" calcext:value-type="float">
            <text:p>36,3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3.762" calcext:value-type="float">
            <text:p>33,762</text:p>
          </table:table-cell>
          <table:table-cell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621" calcext:value-type="float">
            <text:p>37,621</text:p>
          </table:table-cell>
          <table:table-cell table:number-columns-repeated="2"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4.084" calcext:value-type="float">
            <text:p>34,084</text:p>
          </table:table-cell>
          <table:table-cell office:value-type="float" office:value="33.762" calcext:value-type="float">
            <text:p>33,762</text:p>
          </table:table-cell>
          <table:table-cell table:number-columns-repeated="3" office:value-type="float" office:value="35.048" calcext:value-type="float">
            <text:p>35,048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2:.Y32])" office:value-type="float" office:value="36.280875" calcext:value-type="float">
            <text:p>36,28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4.084" calcext:value-type="float">
            <text:p>34,084</text:p>
          </table:table-cell>
          <table:table-cell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871" calcext:value-type="float">
            <text:p>39,87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621" calcext:value-type="float">
            <text:p>37,621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3"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3:.Y33])" office:value-type="float" office:value="36.4149166666667" calcext:value-type="float">
            <text:p>36,4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656" calcext:value-type="float">
            <text:p>36,656</text:p>
          </table:table-cell>
          <table:table-cell table:number-columns-repeated="4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5.37" calcext:value-type="float">
            <text:p>35,37</text:p>
          </table:table-cell>
          <table:table-cell office:value-type="float" office:value="34.405" calcext:value-type="float">
            <text:p>34,405</text:p>
          </table:table-cell>
          <table:table-cell office:value-type="float" office:value="34.084" calcext:value-type="float">
            <text:p>34,084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4.727" calcext:value-type="float">
            <text:p>34,727</text:p>
          </table:table-cell>
          <table:table-cell office:value-type="float" office:value="35.37" calcext:value-type="float">
            <text:p>35,37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4:.Y34])" office:value-type="float" office:value="36.294375" calcext:value-type="float">
            <text:p>36,2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193" calcext:value-type="float">
            <text:p>40,193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6.977" calcext:value-type="float">
            <text:p>36,977</text:p>
          </table:table-cell>
          <table:table-cell table:number-columns-repeated="4"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727" calcext:value-type="float">
            <text:p>34,727</text:p>
          </table:table-cell>
          <table:table-cell office:value-type="float" office:value="34.405" calcext:value-type="float">
            <text:p>34,405</text:p>
          </table:table-cell>
          <table:table-cell table:number-columns-repeated="2"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5:.Y35])" office:value-type="float" office:value="36.5486666666667" calcext:value-type="float">
            <text:p>36,5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5.37" calcext:value-type="float">
            <text:p>35,3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514" calcext:value-type="float">
            <text:p>40,514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299" calcext:value-type="float">
            <text:p>37,299</text:p>
          </table:table-cell>
          <table:table-cell table:number-columns-repeated="2" office:value-type="float" office:value="38.585" calcext:value-type="float">
            <text:p>38,585</text:p>
          </table:table-cell>
          <table:table-cell table:number-columns-repeated="2" office:value-type="float" office:value="38.264" calcext:value-type="float">
            <text:p>38,264</text:p>
          </table:table-cell>
          <table:table-cell office:value-type="float" office:value="38.585" calcext:value-type="float">
            <text:p>38,58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6:.Y36])" office:value-type="float" office:value="36.749625" calcext:value-type="float">
            <text:p>36,75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table:number-columns-repeated="2" office:value-type="float" office:value="37.621" calcext:value-type="float">
            <text:p>37,621</text:p>
          </table:table-cell>
          <table:table-cell table:number-columns-repeated="2" office:value-type="float" office:value="38.264" calcext:value-type="float">
            <text:p>38,264</text:p>
          </table:table-cell>
          <table:table-cell office:value-type="float" office:value="38.585" calcext:value-type="float">
            <text:p>38,585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7:.Y37])" office:value-type="float" office:value="36.4951666666667" calcext:value-type="float">
            <text:p>36,4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5.37" calcext:value-type="float">
            <text:p>35,37</text:p>
          </table:table-cell>
          <table:table-cell office:value-type="float" office:value="35.048" calcext:value-type="float">
            <text:p>35,04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621" calcext:value-type="float">
            <text:p>37,621</text:p>
          </table:table-cell>
          <table:table-cell office:value-type="float" office:value="36.977" calcext:value-type="float">
            <text:p>36,977</text:p>
          </table:table-cell>
          <table:table-cell table:number-columns-repeated="2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8:.Y38])" office:value-type="float" office:value="36.3745416666667" calcext:value-type="float">
            <text:p>36,3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048" calcext:value-type="float">
            <text:p>35,048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table:number-columns-repeated="4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office:value-type="float" office:value="35.691" calcext:value-type="float">
            <text:p>35,69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048" calcext:value-type="float">
            <text:p>35,048</text:p>
          </table:table-cell>
          <table:table-cell table:number-columns-repeated="3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style-name="ce15" table:formula="of:=AVERAGE([.B39:.Y39])" office:value-type="float" office:value="36.41475" calcext:value-type="float">
            <text:p>36,4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number-columns-repeated="2" office:value-type="float" office:value="37.299" calcext:value-type="float">
            <text:p>37,299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table:number-columns-repeated="3" office:value-type="float" office:value="37.942" calcext:value-type="float">
            <text:p>37,94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334" calcext:value-type="float">
            <text:p>36,334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4" office:value-type="float" office:value="36.334" calcext:value-type="float">
            <text:p>36,334</text:p>
          </table:table-cell>
          <table:table-cell table:style-name="ce15" table:formula="of:=AVERAGE([.B40:.Y40])" office:value-type="float" office:value="36.776375" calcext:value-type="float">
            <text:p>36,7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6.656" calcext:value-type="float">
            <text:p>36,656</text:p>
          </table:table-cell>
          <table:table-cell office:value-type="float" office:value="36.977" calcext:value-type="float">
            <text:p>36,97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7.299" calcext:value-type="float">
            <text:p>37,299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table:number-columns-repeated="3" office:value-type="float" office:value="37.942" calcext:value-type="float">
            <text:p>37,94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4.405" calcext:value-type="float">
            <text:p>34,405</text:p>
          </table:table-cell>
          <table:table-cell office:value-type="float" office:value="35.048" calcext:value-type="float">
            <text:p>35,048</text:p>
          </table:table-cell>
          <table:table-cell table:number-columns-repeated="2" office:value-type="float" office:value="35.691" calcext:value-type="float">
            <text:p>35,691</text:p>
          </table:table-cell>
          <table:table-cell office:value-type="float" office:value="36.013" calcext:value-type="float">
            <text:p>36,013</text:p>
          </table:table-cell>
          <table:table-cell table:number-columns-repeated="2" office:value-type="float" office:value="35.691" calcext:value-type="float">
            <text:p>35,691</text:p>
          </table:table-cell>
          <table:table-cell table:number-columns-repeated="4" office:value-type="float" office:value="36.334" calcext:value-type="float">
            <text:p>36,334</text:p>
          </table:table-cell>
          <table:table-cell table:style-name="ce15" table:formula="of:=AVERAGE([.B41:.Y41])" office:value-type="float" office:value="36.7227916666667" calcext:value-type="float">
            <text:p>36,72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6.656" calcext:value-type="float">
            <text:p>36,656</text:p>
          </table:table-cell>
          <table:table-cell office:value-type="float" office:value="35.691" calcext:value-type="float">
            <text:p>35,691</text:p>
          </table:table-cell>
          <table:table-cell office:value-type="float" office:value="36.656" calcext:value-type="float">
            <text:p>36,656</text:p>
          </table:table-cell>
          <table:table-cell table:number-columns-repeated="2" office:value-type="float" office:value="39.228" calcext:value-type="float">
            <text:p>39,228</text:p>
          </table:table-cell>
          <table:table-cell office:value-type="float" office:value="38.907" calcext:value-type="float">
            <text:p>38,907</text:p>
          </table:table-cell>
          <table:table-cell office:value-type="float" office:value="36.977" calcext:value-type="float">
            <text:p>36,977</text:p>
          </table:table-cell>
          <table:table-cell office:value-type="float" office:value="37.299" calcext:value-type="float">
            <text:p>37,299</text:p>
          </table:table-cell>
          <table:table-cell office:value-type="float" office:value="38.907" calcext:value-type="float">
            <text:p>38,907</text:p>
          </table:table-cell>
          <table:table-cell table:number-columns-repeated="3" office:value-type="float" office:value="39.228" calcext:value-type="float">
            <text:p>39,228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656" calcext:value-type="float">
            <text:p>36,656</text:p>
          </table:table-cell>
          <table:table-cell table:number-columns-repeated="2" office:value-type="float" office:value="37.299" calcext:value-type="float">
            <text:p>37,299</text:p>
          </table:table-cell>
          <table:table-cell office:value-type="float" office:value="37.621" calcext:value-type="float">
            <text:p>37,621</text:p>
          </table:table-cell>
          <table:table-cell table:number-columns-repeated="2" office:value-type="float" office:value="37.299" calcext:value-type="float">
            <text:p>37,299</text:p>
          </table:table-cell>
          <table:table-cell table:number-columns-repeated="4" office:value-type="float" office:value="37.942" calcext:value-type="float">
            <text:p>37,942</text:p>
          </table:table-cell>
          <table:table-cell table:style-name="ce15" table:formula="of:=AVERAGE([.B42:.Y42])" office:value-type="float" office:value="37.7276666666667" calcext:value-type="float">
            <text:p>37,7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6.334" calcext:value-type="float">
            <text:p>36,334</text:p>
          </table:table-cell>
          <table:table-cell office:value-type="float" office:value="35.37" calcext:value-type="float">
            <text:p>35,37</text:p>
          </table:table-cell>
          <table:table-cell office:value-type="float" office:value="36.334" calcext:value-type="float">
            <text:p>36,334</text:p>
          </table:table-cell>
          <table:table-cell office:value-type="float" office:value="39.228" calcext:value-type="float">
            <text:p>39,228</text:p>
          </table:table-cell>
          <table:table-cell table:number-columns-repeated="3" office:value-type="float" office:value="39.55" calcext:value-type="float">
            <text:p>39,55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907" calcext:value-type="float">
            <text:p>38,907</text:p>
          </table:table-cell>
          <table:table-cell table:number-columns-repeated="3" office:value-type="float" office:value="39.228" calcext:value-type="float">
            <text:p>39,228</text:p>
          </table:table-cell>
          <table:table-cell office:value-type="float" office:value="36.977" calcext:value-type="float">
            <text:p>36,977</text:p>
          </table:table-cell>
          <table:table-cell office:value-type="float" office:value="36.013" calcext:value-type="float">
            <text:p>36,013</text:p>
          </table:table-cell>
          <table:table-cell office:value-type="float" office:value="36.334" calcext:value-type="float">
            <text:p>36,334</text:p>
          </table:table-cell>
          <table:table-cell table:number-columns-repeated="2" office:value-type="float" office:value="36.977" calcext:value-type="float">
            <text:p>36,977</text:p>
          </table:table-cell>
          <table:table-cell table:number-columns-repeated="3" office:value-type="float" office:value="37.299" calcext:value-type="float">
            <text:p>37,299</text:p>
          </table:table-cell>
          <table:table-cell table:number-columns-repeated="4" office:value-type="float" office:value="37.942" calcext:value-type="float">
            <text:p>37,942</text:p>
          </table:table-cell>
          <table:table-cell table:style-name="ce15" table:formula="of:=AVERAGE([.B43:.Y43])" office:value-type="float" office:value="37.808" calcext:value-type="float">
            <text:p>37,8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35.691" calcext:value-type="float">
            <text:p>35,691</text:p>
          </table:table-cell>
          <table:table-cell office:value-type="float" office:value="33.762" calcext:value-type="float">
            <text:p>33,762</text:p>
          </table:table-cell>
          <table:table-cell office:value-type="float" office:value="35.37" calcext:value-type="float">
            <text:p>35,37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40.836" calcext:value-type="float">
            <text:p>40,836</text:p>
          </table:table-cell>
          <table:table-cell office:value-type="float" office:value="39.228" calcext:value-type="float">
            <text:p>39,228</text:p>
          </table:table-cell>
          <table:table-cell office:value-type="float" office:value="40.193" calcext:value-type="float">
            <text:p>40,193</text:p>
          </table:table-cell>
          <table:table-cell table:number-columns-repeated="3" office:value-type="float" office:value="40.514" calcext:value-type="float">
            <text:p>40,514</text:p>
          </table:table-cell>
          <table:table-cell office:value-type="float" office:value="38.907" calcext:value-type="float">
            <text:p>38,907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264" calcext:value-type="float">
            <text:p>38,264</text:p>
          </table:table-cell>
          <table:table-cell table:number-columns-repeated="2" office:value-type="float" office:value="38.907" calcext:value-type="float">
            <text:p>38,907</text:p>
          </table:table-cell>
          <table:table-cell table:number-columns-repeated="3" office:value-type="float" office:value="39.228" calcext:value-type="float">
            <text:p>39,228</text:p>
          </table:table-cell>
          <table:table-cell table:number-columns-repeated="4" office:value-type="float" office:value="39.871" calcext:value-type="float">
            <text:p>39,871</text:p>
          </table:table-cell>
          <table:table-cell table:style-name="ce15" table:formula="of:=AVERAGE([.B44:.Y44])" office:value-type="float" office:value="38.9468333333333" calcext:value-type="float">
            <text:p>38,94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37.942" calcext:value-type="float">
            <text:p>37,942</text:p>
          </table:table-cell>
          <table:table-cell office:value-type="float" office:value="36.334" calcext:value-type="float">
            <text:p>36,334</text:p>
          </table:table-cell>
          <table:table-cell office:value-type="float" office:value="37.621" calcext:value-type="float">
            <text:p>37,621</text:p>
          </table:table-cell>
          <table:table-cell office:value-type="float" office:value="38.264" calcext:value-type="float">
            <text:p>38,264</text:p>
          </table:table-cell>
          <table:table-cell office:value-type="float" office:value="40.836" calcext:value-type="float">
            <text:p>40,836</text:p>
          </table:table-cell>
          <table:table-cell table:number-columns-repeated="2" office:value-type="float" office:value="40.193" calcext:value-type="float">
            <text:p>40,193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table:number-columns-repeated="3" office:value-type="float" office:value="39.871" calcext:value-type="float">
            <text:p>39,871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907" calcext:value-type="float">
            <text:p>38,907</text:p>
          </table:table-cell>
          <table:table-cell table:number-columns-repeated="7" office:value-type="float" office:value="39.228" calcext:value-type="float">
            <text:p>39,228</text:p>
          </table:table-cell>
          <table:table-cell table:style-name="ce15" table:formula="of:=AVERAGE([.B45:.Y45])" office:value-type="float" office:value="38.9870416666666" calcext:value-type="float">
            <text:p>38,9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" office:value-type="float" office:value="36.656" calcext:value-type="float">
            <text:p>36,656</text:p>
          </table:table-cell>
          <table:table-cell office:value-type="float" office:value="38.264" calcext:value-type="float">
            <text:p>38,264</text:p>
          </table:table-cell>
          <table:table-cell office:value-type="float" office:value="38.585" calcext:value-type="float">
            <text:p>38,585</text:p>
          </table:table-cell>
          <table:table-cell table:number-columns-repeated="2" office:value-type="float" office:value="40.514" calcext:value-type="float">
            <text:p>40,514</text:p>
          </table:table-cell>
          <table:table-cell office:value-type="float" office:value="40.193" calcext:value-type="float">
            <text:p>40,193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55" calcext:value-type="float">
            <text:p>39,55</text:p>
          </table:table-cell>
          <table:table-cell table:number-columns-repeated="3" office:value-type="float" office:value="39.871" calcext:value-type="float">
            <text:p>39,871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907" calcext:value-type="float">
            <text:p>38,907</text:p>
          </table:table-cell>
          <table:table-cell table:number-columns-repeated="7" office:value-type="float" office:value="39.228" calcext:value-type="float">
            <text:p>39,228</text:p>
          </table:table-cell>
          <table:table-cell table:style-name="ce15" table:formula="of:=AVERAGE([.B46:.Y46])" office:value-type="float" office:value="38.987" calcext:value-type="float">
            <text:p>38,9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office:value-type="float" office:value="36.656" calcext:value-type="float">
            <text:p>36,656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55" calcext:value-type="float">
            <text:p>39,55</text:p>
          </table:table-cell>
          <table:table-cell office:value-type="float" office:value="39.871" calcext:value-type="float">
            <text:p>39,871</text:p>
          </table:table-cell>
          <table:table-cell table:number-columns-repeated="2" office:value-type="float" office:value="40.193" calcext:value-type="float">
            <text:p>40,193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264" calcext:value-type="float">
            <text:p>38,264</text:p>
          </table:table-cell>
          <table:table-cell office:value-type="float" office:value="39.228" calcext:value-type="float">
            <text:p>39,228</text:p>
          </table:table-cell>
          <table:table-cell table:number-columns-repeated="2" office:value-type="float" office:value="39.55" calcext:value-type="float">
            <text:p>39,5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585" calcext:value-type="float">
            <text:p>38,585</text:p>
          </table:table-cell>
          <table:table-cell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907" calcext:value-type="float">
            <text:p>38,907</text:p>
          </table:table-cell>
          <table:table-cell table:number-columns-repeated="7" office:value-type="float" office:value="39.228" calcext:value-type="float">
            <text:p>39,228</text:p>
          </table:table-cell>
          <table:table-cell table:style-name="ce15" table:formula="of:=AVERAGE([.B47:.Y47])" office:value-type="float" office:value="39.0674583333333" calcext:value-type="float">
            <text:p>39,0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9.55" calcext:value-type="float">
            <text:p>39,55</text:p>
          </table:table-cell>
          <table:table-cell table:number-columns-repeated="2" office:value-type="float" office:value="39.871" calcext:value-type="float">
            <text:p>39,871</text:p>
          </table:table-cell>
          <table:table-cell office:value-type="float" office:value="39.55" calcext:value-type="float">
            <text:p>39,55</text:p>
          </table:table-cell>
          <table:table-cell office:value-type="float" office:value="37.942" calcext:value-type="float">
            <text:p>37,942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39.55" calcext:value-type="float">
            <text:p>39,55</text:p>
          </table:table-cell>
          <table:table-cell office:value-type="float" office:value="39.871" calcext:value-type="float">
            <text:p>39,871</text:p>
          </table:table-cell>
          <table:table-cell office:value-type="float" office:value="38.907" calcext:value-type="float">
            <text:p>38,907</text:p>
          </table:table-cell>
          <table:table-cell table:number-columns-repeated="2" office:value-type="float" office:value="37.942" calcext:value-type="float">
            <text:p>37,942</text:p>
          </table:table-cell>
          <table:table-cell table:number-columns-repeated="2" office:value-type="float" office:value="38.907" calcext:value-type="float">
            <text:p>38,907</text:p>
          </table:table-cell>
          <table:table-cell table:number-columns-repeated="7" office:value-type="float" office:value="39.228" calcext:value-type="float">
            <text:p>39,228</text:p>
          </table:table-cell>
          <table:table-cell table:style-name="ce15" table:formula="of:=AVERAGE([.B48:.Y48])" office:value-type="float" office:value="39.1344166666667" calcext:value-type="float">
            <text:p>39,1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office:value-type="float" office:value="38.585" calcext:value-type="float">
            <text:p>38,585</text:p>
          </table:table-cell>
          <table:table-cell office:value-type="float" office:value="39.228" calcext:value-type="float">
            <text:p>39,228</text:p>
          </table:table-cell>
          <table:table-cell office:value-type="float" office:value="38.907" calcext:value-type="float">
            <text:p>38,907</text:p>
          </table:table-cell>
          <table:table-cell table:number-columns-repeated="3" office:value-type="float" office:value="38.585" calcext:value-type="float">
            <text:p>38,585</text:p>
          </table:table-cell>
          <table:table-cell table:number-columns-repeated="2" office:value-type="float" office:value="38.264" calcext:value-type="float">
            <text:p>38,264</text:p>
          </table:table-cell>
          <table:table-cell office:value-type="float" office:value="37.942" calcext:value-type="float">
            <text:p>37,942</text:p>
          </table:table-cell>
          <table:table-cell table:number-columns-repeated="2" office:value-type="float" office:value="38.264" calcext:value-type="float">
            <text:p>38,264</text:p>
          </table:table-cell>
          <table:table-cell office:value-type="float" office:value="39.55" calcext:value-type="float">
            <text:p>39,55</text:p>
          </table:table-cell>
          <table:table-cell table:number-columns-repeated="5" office:value-type="float" office:value="38.264" calcext:value-type="float">
            <text:p>38,264</text:p>
          </table:table-cell>
          <table:table-cell table:number-columns-repeated="7" office:value-type="float" office:value="38.585" calcext:value-type="float">
            <text:p>38,585</text:p>
          </table:table-cell>
          <table:table-cell table:style-name="ce15" table:formula="of:=AVERAGE([.B49:.Y49])" office:value-type="float" office:value="38.51825" calcext:value-type="float">
            <text:p>38,51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" office:value-type="float" office:value="38.585" calcext:value-type="float">
            <text:p>38,585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585" calcext:value-type="float">
            <text:p>38,585</text:p>
          </table:table-cell>
          <table:table-cell table:number-columns-repeated="2" office:value-type="float" office:value="38.264" calcext:value-type="float">
            <text:p>38,264</text:p>
          </table:table-cell>
          <table:table-cell table:number-columns-repeated="3" office:value-type="float" office:value="37.942" calcext:value-type="float">
            <text:p>37,942</text:p>
          </table:table-cell>
          <table:table-cell table:number-columns-repeated="2" office:value-type="float" office:value="37.621" calcext:value-type="float">
            <text:p>37,621</text:p>
          </table:table-cell>
          <table:table-cell table:number-columns-repeated="6" office:value-type="float" office:value="37.942" calcext:value-type="float">
            <text:p>37,942</text:p>
          </table:table-cell>
          <table:table-cell table:number-columns-repeated="7" office:value-type="float" office:value="38.264" calcext:value-type="float">
            <text:p>38,264</text:p>
          </table:table-cell>
          <table:table-cell table:style-name="ce15" table:formula="of:=AVERAGE([.B50:.Y50])" office:value-type="float" office:value="38.1565833333333" calcext:value-type="float">
            <text:p>38,1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3" office:value-type="float" office:value="38.264" calcext:value-type="float">
            <text:p>38,264</text:p>
          </table:table-cell>
          <table:table-cell office:value-type="float" office:value="37.942" calcext:value-type="float">
            <text:p>37,942</text:p>
          </table:table-cell>
          <table:table-cell table:number-columns-repeated="4" office:value-type="float" office:value="37.621" calcext:value-type="float">
            <text:p>37,621</text:p>
          </table:table-cell>
          <table:table-cell office:value-type="float" office:value="37.942" calcext:value-type="float">
            <text:p>37,942</text:p>
          </table:table-cell>
          <table:table-cell table:number-columns-repeated="15" office:value-type="float" office:value="37.621" calcext:value-type="float">
            <text:p>37,621</text:p>
          </table:table-cell>
          <table:table-cell table:style-name="ce15" table:formula="of:=AVERAGE([.B51:.Y51])" office:value-type="float" office:value="37.728125" calcext:value-type="float">
            <text:p>37,7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4.07708" calcext:value-type="float">
            <text:p>34,077</text:p>
          </table:table-cell>
          <table:table-cell table:style-name="ce15" table:formula="of:=AVERAGE([.C2:.C51])" office:value-type="float" office:value="34.02578" calcext:value-type="float">
            <text:p>34,026</text:p>
          </table:table-cell>
          <table:table-cell table:style-name="ce15" table:formula="of:=AVERAGE([.D2:.D51])" office:value-type="float" office:value="37.11904" calcext:value-type="float">
            <text:p>37,119</text:p>
          </table:table-cell>
          <table:table-cell table:style-name="ce15" table:formula="of:=AVERAGE([.E2:.E51])" office:value-type="float" office:value="38.94536" calcext:value-type="float">
            <text:p>38,945</text:p>
          </table:table-cell>
          <table:table-cell table:style-name="ce15" table:formula="of:=AVERAGE([.F2:.F51])" office:value-type="float" office:value="38.29576" calcext:value-type="float">
            <text:p>38,296</text:p>
          </table:table-cell>
          <table:table-cell table:style-name="ce15" table:formula="of:=AVERAGE([.G2:.G51])" office:value-type="float" office:value="39.14474" calcext:value-type="float">
            <text:p>39,145</text:p>
          </table:table-cell>
          <table:table-cell table:style-name="ce15" table:formula="of:=AVERAGE([.H2:.H51])" office:value-type="float" office:value="38.16714" calcext:value-type="float">
            <text:p>38,167</text:p>
          </table:table-cell>
          <table:table-cell table:style-name="ce15" table:formula="of:=AVERAGE([.I2:.I51])" office:value-type="float" office:value="38.3087" calcext:value-type="float">
            <text:p>38,309</text:p>
          </table:table-cell>
          <table:table-cell table:style-name="ce15" table:formula="of:=AVERAGE([.J2:.J51])" office:value-type="float" office:value="38.60454" calcext:value-type="float">
            <text:p>38,605</text:p>
          </table:table-cell>
          <table:table-cell table:style-name="ce15" table:formula="of:=AVERAGE([.K2:.K51])" office:value-type="float" office:value="38.95184" calcext:value-type="float">
            <text:p>38,952</text:p>
          </table:table-cell>
          <table:table-cell table:style-name="ce15" table:formula="of:=AVERAGE([.L2:.L51])" office:value-type="float" office:value="38.611" calcext:value-type="float">
            <text:p>38,611</text:p>
          </table:table-cell>
          <table:table-cell table:style-name="ce15" table:formula="of:=AVERAGE([.M2:.M51])" office:value-type="float" office:value="38.77166" calcext:value-type="float">
            <text:p>38,772</text:p>
          </table:table-cell>
          <table:table-cell table:style-name="ce15" table:formula="of:=AVERAGE([.N2:.N51])" office:value-type="float" office:value="36.48862" calcext:value-type="float">
            <text:p>36,489</text:p>
          </table:table-cell>
          <table:table-cell table:style-name="ce15" table:formula="of:=AVERAGE([.O2:.O51])" office:value-type="float" office:value="35.68478" calcext:value-type="float">
            <text:p>35,685</text:p>
          </table:table-cell>
          <table:table-cell table:style-name="ce15" table:formula="of:=AVERAGE([.P2:.P51])" office:value-type="float" office:value="35.22844" calcext:value-type="float">
            <text:p>35,228</text:p>
          </table:table-cell>
          <table:table-cell table:style-name="ce15" table:formula="of:=AVERAGE([.Q2:.Q51])" office:value-type="float" office:value="35.91652" calcext:value-type="float">
            <text:p>35,917</text:p>
          </table:table-cell>
          <table:table-cell table:style-name="ce15" table:formula="of:=AVERAGE([.R2:.R51])" office:value-type="float" office:value="35.90366" calcext:value-type="float">
            <text:p>35,904</text:p>
          </table:table-cell>
          <table:table-cell table:style-name="ce15" table:formula="of:=AVERAGE([.S2:.S51])" office:value-type="float" office:value="36.31516" calcext:value-type="float">
            <text:p>36,315</text:p>
          </table:table-cell>
          <table:table-cell table:style-name="ce15" table:formula="of:=AVERAGE([.T2:.T51])" office:value-type="float" office:value="36.16084" calcext:value-type="float">
            <text:p>36,161</text:p>
          </table:table-cell>
          <table:table-cell table:style-name="ce15" table:formula="of:=AVERAGE([.U2:.U51])" office:value-type="float" office:value="36.23146" calcext:value-type="float">
            <text:p>36,231</text:p>
          </table:table-cell>
          <table:table-cell table:style-name="ce15" table:formula="of:=AVERAGE([.V2:.V51])" office:value-type="float" office:value="36.64942" calcext:value-type="float">
            <text:p>36,649</text:p>
          </table:table-cell>
          <table:table-cell table:style-name="ce15" table:formula="of:=AVERAGE([.W2:.W51])" office:value-type="float" office:value="36.86148" calcext:value-type="float">
            <text:p>36,861</text:p>
          </table:table-cell>
          <table:table-cell table:style-name="ce15" table:formula="of:=AVERAGE([.X2:.X51])" office:value-type="float" office:value="36.43078" calcext:value-type="float">
            <text:p>36,431</text:p>
          </table:table-cell>
          <table:table-cell table:style-name="ce15" table:formula="of:=AVERAGE([.Y2:.Y51])" office:value-type="float" office:value="36.67508" calcext:value-type="float">
            <text:p>36,675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1.158" calcext:value-type="float">
            <text:p>41,158</text:p>
          </table:table-cell>
          <table:table-cell table:style-name="ce24" table:formula="of:=MIN([.B2:.Y51])" office:value-type="float" office:value="30.868" calcext:value-type="float">
            <text:p>30,868</text:p>
          </table:table-cell>
          <table:table-cell table:style-name="ce24" table:formula="of:=AVERAGE([.B2:.Y51])" office:value-type="float" office:value="36.9820366666664" calcext:value-type="float">
            <text:p>36,982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9.1344166666667" calcext:value-type="float">
            <text:p>39,134</text:p>
          </table:table-cell>
          <table:table-cell table:style-name="ce24" table:formula="of:=MIN([.Z2:.Z51])" office:value-type="float" office:value="36.280875" calcext:value-type="float">
            <text:p>36,281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9.14474" calcext:value-type="float">
            <text:p>39,145</text:p>
          </table:table-cell>
          <table:table-cell table:style-name="ce24" table:formula="of:=MIN([.B52:.Y52])" office:value-type="float" office:value="34.02578" calcext:value-type="float">
            <text:p>34,026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 style:data-style-name="N2" text:time-value="17:05:14.75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7S</meta:editing-duration>
    <meta:editing-cycles>2</meta:editing-cycles>
    <meta:generator>LibreOffice/6.2.3.2$Windows_X86_64 LibreOffice_project/aecc05fe267cc68dde00352a451aa867b3b546ac</meta:generator>
    <meta:creation-date>2020-03-25T17:05:15.815000000</meta:creation-date>
    <dc:date>2020-03-25T17:06:12.491000000</dc:date>
    <meta:document-statistic meta:table-count="1" meta:cell-count="1365" meta:object-count="0"/>
  </office:meta>
</office:document-meta>
</file>